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49b58" officeooo:paragraph-rsid="00149b58"/>
    </style:style>
    <style:style style:name="P2" style:family="paragraph" style:parent-style-name="Standard">
      <style:text-properties officeooo:rsid="00149b58" officeooo:paragraph-rsid="00177ca9"/>
    </style:style>
    <style:style style:name="T1" style:family="text">
      <style:text-properties officeooo:rsid="00177ca9"/>
    </style:style>
    <style:style style:name="T2" style:family="text">
      <style:text-properties officeooo:rsid="00179f0f"/>
    </style:style>
    <style:style style:name="T3" style:family="text">
      <style:text-properties officeooo:rsid="00187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p.SiteOrb=[1,2;2,1] <text:s text:c="8"/>// specify orbital of each site, nx<text:span text:style-name="T3">2</text:span>, [site, l]</text:p>
      <text:p text:style-name="P1">hop.Order=[1] <text:s text:c="20"/>// order of nearest order coupling, 1x1 integer, must &lt;= lat.Order</text:p>
      <text:p text:style-name="P1">hop.SKint=[1,2,1,2,1,0,0] <text:s text:c="8"/>// specify SK parameters, nx7, [Orb1,Orb2,nn_order,ts,tp,td,tf]</text:p>
      <text:p text:style-name="P1">hop.LS=[0] <text:s text:c="23"/>// strength of LS coupling, 1x1, real</text:p>
      <text:p text:style-name="P1">hop.F<text:span text:style-name="T1">i</text:span>liter=[10^-3] <text:s text:c="15"/>// fliter of small hopping elements, 1x1, real</text:p>
      <text:p text:style-name="P1">hop.Basis=['c'] <text:s text:c="18"/>// Basis of the hopping matrix, 'c', 's', 'rc', 'rs'</text:p>
      <text:p text:style-name="P1">hop.<text:span text:style-name="T1">Sel</text:span>State=[1:16] <text:s text:c="13"/>// Input state labels to pick states, 1xn, integer</text:p>
      <text:p text:style-name="P1">hop.OnsiteE=... <text:s text:c="18"/>// Onsite energy of picked states, 1xn, real</text:p>
      <text:p text:style-name="P1">[-3,-3,-3,0,0,-3,-3,-3,0,0,-3,-3,-3,-3,-3,-3]</text:p>
      <text:p text:style-name="P1"/>
      <text:p text:style-name="P1">============= PiLib Variable =============</text:p>
      <text:p text:style-name="P1">hop.state_info_text, @full, [state_label, site, <text:span text:style-name="T1">identifier</text:span>, l, SubOrb_text] <text:s text:c="4"/></text:p>
      <text:p text:style-name="P1">ORDER= <text:s text:c="3"/>0, SIZE=[ <text:s text:c="2"/>16, <text:s text:c="3"/>5], TYPE=STRING</text:p>
      <text:p text:style-name="P1"/>
      <text:p text:style-name="P1">1 # 1 # 1 # 2 # 9 D <text:s/>xy,d # </text:p>
      <text:p text:style-name="P1">2 # 1 # 1 # 2 # 10 D <text:s/>yz,d # </text:p>
      <text:p text:style-name="P1">3 # 1 # 1 # 2 # 11 D <text:s/>zx,d # </text:p>
      <text:p text:style-name="P1">4 # 1 # 1 # 2 # 12 D <text:s/>x2-y2,d # </text:p>
      <text:p text:style-name="P1">5 # 1 # 1 # 2 # 13 D <text:s/>3z2-r2,d # </text:p>
      <text:p text:style-name="P1">6 # 1 # 1 # 2 # 14 D <text:s/>xy,u # </text:p>
      <text:p text:style-name="P1">7 # 1 # 1 # 2 # 15 D <text:s/>yz,u # </text:p>
      <text:p text:style-name="P1">8 # 1 # 1 # 2 # 16 D <text:s/>zx,u # </text:p>
      <text:p text:style-name="P1">9 # 1 # 1 # 2 # 17 D <text:s/>x2-y2,u # </text:p>
      <text:p text:style-name="P1">10 # 1 # 1 # 2 # 18 D <text:s/>3z2-r2,u # </text:p>
      <text:p text:style-name="P1">11 # 2 # <text:span text:style-name="T2">2</text:span> # 1 # 3 P <text:s/>x,d # </text:p>
      <text:p text:style-name="P1">12 # 2 # <text:span text:style-name="T2">2</text:span> # 1 # 4 P <text:s/>y,d # </text:p>
      <text:p text:style-name="P1">13 # 2 # <text:span text:style-name="T2">2</text:span> # 1 # 5 P <text:s/>z,d # </text:p>
      <text:p text:style-name="P1">14 # 2 # <text:span text:style-name="T2">2</text:span> # 1 # 6 P <text:s/>x,u # </text:p>
      <text:p text:style-name="P1">15 # 2 # <text:span text:style-name="T2">2</text:span> # 1 # 7 P <text:s/>y,u # </text:p>
      <text:p text:style-name="P1">16 # 2 # <text:span text:style-name="T2">2</text:span> # 1 # 8 P <text:s/>z,u # </text:p>
      <text:p text:style-name="P1"/>
      <text:p text:style-name="P1">============= PiLib Variable =============</text:p>
      <text:p text:style-name="P2">hop.state_info, @full, [state_label, site, <text:span text:style-name="T1">identifier</text:span>, l, SubOrb] </text:p>
      <text:p text:style-name="P1">ORDER= <text:s text:c="3"/>0, SIZE=[ <text:s text:c="2"/>16, <text:s text:c="3"/>5], TYPE=INTEGER</text:p>
      <text:p text:style-name="P1"/>
      <text:p text:style-name="P1"><text:s text:c="7"/>1 <text:s text:c="6"/>2 <text:s text:c="6"/>3 <text:s text:c="6"/>4 <text:s text:c="6"/>5</text:p>
      <text:p text:style-name="P1"/>
      <text:p text:style-name="P1"><text:s text:c="7"/>1 <text:s text:c="6"/>1 <text:s text:c="6"/>1 <text:s text:c="6"/>2 <text:s text:c="6"/>9</text:p>
      <text:p text:style-name="P1"><text:s text:c="7"/>2 <text:s text:c="6"/>1 <text:s text:c="6"/>1 <text:s text:c="6"/>2 <text:s text:c="5"/>10</text:p>
      <text:p text:style-name="P1"><text:s text:c="7"/>3 <text:s text:c="6"/>1 <text:s text:c="6"/>1 <text:s text:c="6"/>2 <text:s text:c="5"/>11</text:p>
      <text:p text:style-name="P1"><text:s text:c="7"/>4 <text:s text:c="6"/>1 <text:s text:c="6"/>1 <text:s text:c="6"/>2 <text:s text:c="5"/>12</text:p>
      <text:p text:style-name="P1"><text:s text:c="7"/>5 <text:s text:c="6"/>1 <text:s text:c="6"/>1 <text:s text:c="6"/>2 <text:s text:c="5"/>13</text:p>
      <text:p text:style-name="P1"><text:s text:c="7"/>6 <text:s text:c="6"/>1 <text:s text:c="6"/>1 <text:s text:c="6"/>2 <text:s text:c="5"/>14</text:p>
      <text:p text:style-name="P1"><text:s text:c="7"/>7 <text:s text:c="6"/>1 <text:s text:c="6"/>1 <text:s text:c="6"/>2 <text:s text:c="5"/>15</text:p>
      <text:p text:style-name="P1"><text:s text:c="7"/>8 <text:s text:c="6"/>1 <text:s text:c="6"/>1 <text:s text:c="6"/>2 <text:s text:c="5"/>16</text:p>
      <text:p text:style-name="P1"><text:s text:c="7"/>9 <text:s text:c="6"/>1 <text:s text:c="6"/>1 <text:s text:c="6"/>2 <text:s text:c="5"/>17</text:p>
      <text:p text:style-name="P1"><text:s text:c="6"/>10 <text:s text:c="6"/>1 <text:s text:c="6"/>1 <text:s text:c="6"/>2 <text:s text:c="5"/>18</text:p>
      <text:p text:style-name="P1"><text:s text:c="6"/>11 <text:s text:c="6"/>2 <text:s text:c="6"/>1 <text:s text:c="6"/>1 <text:s text:c="6"/>3</text:p>
      <text:p text:style-name="P1"><text:s text:c="6"/>12 <text:s text:c="6"/>2 <text:s text:c="6"/>1 <text:s text:c="6"/>1 <text:s text:c="6"/>4</text:p>
      <text:p text:style-name="P1"><text:s text:c="6"/>13 <text:s text:c="6"/>2 <text:s text:c="6"/>1 <text:s text:c="6"/>1 <text:s text:c="6"/>5</text:p>
      <text:p text:style-name="P1"><text:s text:c="6"/>14 <text:s text:c="6"/>2 <text:s text:c="6"/>1 <text:s text:c="6"/>1 <text:s text:c="6"/>6</text:p>
      <text:p text:style-name="P1"><text:s text:c="6"/>15 <text:s text:c="6"/>2 <text:s text:c="6"/>1 <text:s text:c="6"/>1 <text:s text:c="6"/>7</text:p>
      <text:p text:style-name="P1"><text:s text:c="6"/>16 <text:s text:c="6"/>2 <text:s text:c="6"/>1 <text:s text:c="6"/>1 <text:s text:c="6"/>8</text:p>
      <text:p text:style-name="P1"/>
      <text:p text:style-name="P1">============= PiLib Variable =============</text:p>
      <text:p text:style-name="P1">hop.LS_mat, @t-sp, LS coupling matrix</text:p>
      <text:p text:style-name="P1">ORDER= <text:s text:c="3"/>1, SIZE=[ <text:s text:c="3"/>1, <text:s text:c="3"/>3], TYPE=SPARSE</text:p>
      <text:p text:style-name="P1"><text:soft-page-break/></text:p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/>
      <text:p text:style-name="P1">============= PiLib Variable =============</text:p>
      <text:p text:style-name="P1">hop.onsite_E, @t-sp, onsite energy matrix</text:p>
      <text:p text:style-name="P1">ORDER= <text:s text:c="3"/>1, SIZE=[ <text:s text:c="2"/>13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1 <text:s text:c="6"/>1 <text:s text:c="2"/>-0.300000 <text:s/>0.000000</text:p>
      <text:p text:style-name="P1"><text:s text:c="7"/>2 <text:s text:c="6"/>2 <text:s text:c="2"/>-0.300000 <text:s/>0.000000</text:p>
      <text:p text:style-name="P1"><text:s text:c="7"/>3 <text:s text:c="6"/>3 <text:s text:c="2"/>-0.300000 <text:s/>0.000000</text:p>
      <text:p text:style-name="P1"><text:s text:c="7"/>6 <text:s text:c="6"/>6 <text:s text:c="2"/>-0.300000 <text:s/>0.000000</text:p>
      <text:p text:style-name="P1"><text:s text:c="7"/>7 <text:s text:c="6"/>7 <text:s text:c="2"/>-0.300000 <text:s/>0.000000</text:p>
      <text:p text:style-name="P1"><text:s text:c="7"/>8 <text:s text:c="6"/>8 <text:s text:c="2"/>-0.300000 <text:s/>0.000000</text:p>
      <text:p text:style-name="P1"><text:s text:c="6"/>11 <text:s text:c="5"/>11 <text:s text:c="2"/>-0.300000 <text:s/>0.000000</text:p>
      <text:p text:style-name="P1"><text:s text:c="6"/>12 <text:s text:c="5"/>12 <text:s text:c="2"/>-0.300000 <text:s/>0.000000</text:p>
      <text:p text:style-name="P1"><text:s text:c="6"/>13 <text:s text:c="5"/>13 <text:s text:c="2"/>-0.300000 <text:s/>0.000000</text:p>
      <text:p text:style-name="P1"><text:s text:c="6"/>14 <text:s text:c="5"/>14 <text:s text:c="2"/>-0.300000 <text:s/>0.000000</text:p>
      <text:p text:style-name="P1"><text:s text:c="6"/>15 <text:s text:c="5"/>15 <text:s text:c="2"/>-0.300000 <text:s/>0.000000</text:p>
      <text:p text:style-name="P1"><text:s text:c="6"/>16 <text:s text:c="5"/>16 <text:s text:c="2"/>-0.300000 <text:s/>0.000000</text:p>
      <text:p text:style-name="P1"/>
      <text:p text:style-name="P1">============= PiLib Variable =============</text:p>
      <text:p text:style-name="P1">hop.hop_size, @full, size of hop.hop_mat, [sublatt, size(hop.hop_mat(n))]</text:p>
      <text:p text:style-name="P1">ORDER= <text:s text:c="3"/>0, SIZE=[ <text:s text:c="3"/>2, <text:s text:c="3"/>4], TYPE=INTEGER</text:p>
      <text:p text:style-name="P1"/>
      <text:p text:style-name="P1"><text:s text:c="7"/>1 <text:s text:c="6"/>2 <text:s text:c="6"/>3 <text:s text:c="6"/>4</text:p>
      <text:p text:style-name="P1"/>
      <text:p text:style-name="P1"><text:s text:c="7"/>1 <text:s text:c="5"/>16 <text:s text:c="5"/>16 <text:s text:c="6"/>6</text:p>
      <text:p text:style-name="P1"><text:s text:c="7"/>2 <text:s text:c="5"/>16 <text:s text:c="5"/>16 <text:s text:c="6"/>6</text:p>
      <text:p text:style-name="P1"/>
      <text:p text:style-name="P1">============= PiLib Variable =============</text:p>
      <text:p text:style-name="P1">hop.hop_mat(1)(:,:,1), @a-sp, hop_mat between site-1 and its 1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3 <text:s text:c="5"/>13 <text:s text:c="3"/>0.100000 <text:s/>0.000000</text:p>
      <text:p text:style-name="P1"><text:s text:c="7"/>4 <text:s text:c="5"/>11 <text:s text:c="3"/>0.173205 <text:s/>0.000000</text:p>
      <text:p text:style-name="P1"><text:s text:c="7"/>5 <text:s text:c="5"/>11 <text:s text:c="2"/>-0.100000 <text:s/>0.000000</text:p>
      <text:p text:style-name="P1"><text:s text:c="7"/>8 <text:s text:c="5"/>16 <text:s text:c="3"/>0.100000 <text:s/>0.000000</text:p>
      <text:p text:style-name="P1"><text:s text:c="7"/>9 <text:s text:c="5"/>14 <text:s text:c="3"/>0.173205 <text:s/>0.000000</text:p>
      <text:p text:style-name="P1"><text:s text:c="6"/>10 <text:s text:c="5"/>14 <text:s text:c="2"/>-0.100000 <text:s/>0.000000</text:p>
      <text:p text:style-name="P1"/>
      <text:p text:style-name="P1">============= PiLib Variable =============</text:p>
      <text:p text:style-name="P1">hop.hop_mat(1)(:,:,2), @a-sp, hop_mat between site-1 and its 2-th neighbor</text:p>
      <text:p text:style-name="P1">ORDER= <text:s text:c="3"/>1, SIZE=[ <text:s text:c="3"/>9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1 <text:s text:c="5"/>11 <text:s text:c="3"/>0.100000 <text:s/>0.000000</text:p>
      <text:p text:style-name="P1"><text:s text:c="7"/>2 <text:s text:c="5"/>13 <text:s text:c="3"/>0.100000 <text:s/>0.000000</text:p>
      <text:p text:style-name="P1"><text:soft-page-break/><text:s text:c="7"/>4 <text:s text:c="5"/>12 <text:s text:c="2"/>-0.173205 <text:s/>0.000000</text:p>
      <text:p text:style-name="P1"><text:s text:c="7"/>5 <text:s text:c="5"/>12 <text:s text:c="2"/>-0.100000 <text:s/>0.000000</text:p>
      <text:p text:style-name="P1"><text:s text:c="7"/>6 <text:s text:c="5"/>14 <text:s text:c="3"/>0.100000 <text:s/>0.000000</text:p>
      <text:p text:style-name="P1"><text:s text:c="7"/>7 <text:s text:c="5"/>16 <text:s text:c="3"/>0.100000 <text:s/>0.000000</text:p>
      <text:p text:style-name="P1"><text:s text:c="7"/>9 <text:s text:c="5"/>15 <text:s text:c="2"/>-0.173205 <text:s/>0.000000</text:p>
      <text:p text:style-name="P1"><text:s text:c="6"/>10 <text:s text:c="5"/>15 <text:s text:c="2"/>-0.100000 <text:s/>0.000000</text:p>
      <text:p text:style-name="P1"/>
      <text:p text:style-name="P1">============= PiLib Variable =============</text:p>
      <text:p text:style-name="P1">hop.hop_mat(1)(:,:,3), @a-sp, hop_mat between site-1 and its 3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2 <text:s text:c="5"/>12 <text:s text:c="2"/>-0.100000 <text:s/>0.000000</text:p>
      <text:p text:style-name="P1"><text:s text:c="7"/>3 <text:s text:c="5"/>11 <text:s text:c="2"/>-0.100000 <text:s/>0.000000</text:p>
      <text:p text:style-name="P1"><text:s text:c="7"/>5 <text:s text:c="5"/>13 <text:s text:c="2"/>-0.200000 <text:s/>0.000000</text:p>
      <text:p text:style-name="P1"><text:s text:c="7"/>7 <text:s text:c="5"/>15 <text:s text:c="2"/>-0.100000 <text:s/>0.000000</text:p>
      <text:p text:style-name="P1"><text:s text:c="7"/>8 <text:s text:c="5"/>14 <text:s text:c="2"/>-0.100000 <text:s/>0.000000</text:p>
      <text:p text:style-name="P1"><text:s text:c="6"/>10 <text:s text:c="5"/>16 <text:s text:c="2"/>-0.200000 <text:s/>0.000000</text:p>
      <text:p text:style-name="P1"/>
      <text:p text:style-name="P1">============= PiLib Variable =============</text:p>
      <text:p text:style-name="P1">hop.hop_mat(1)(:,:,4), @a-sp, hop_mat between site-1 and its 4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2 <text:s text:c="5"/>12 <text:s text:c="3"/>0.100000 <text:s/>0.000000</text:p>
      <text:p text:style-name="P1"><text:s text:c="7"/>3 <text:s text:c="5"/>11 <text:s text:c="3"/>0.100000 <text:s/>0.000000</text:p>
      <text:p text:style-name="P1"><text:s text:c="7"/>5 <text:s text:c="5"/>13 <text:s text:c="3"/>0.200000 <text:s/>0.000000</text:p>
      <text:p text:style-name="P1"><text:s text:c="7"/>7 <text:s text:c="5"/>15 <text:s text:c="3"/>0.100000 <text:s/>0.000000</text:p>
      <text:p text:style-name="P1"><text:s text:c="7"/>8 <text:s text:c="5"/>14 <text:s text:c="3"/>0.100000 <text:s/>0.000000</text:p>
      <text:p text:style-name="P1"><text:s text:c="6"/>10 <text:s text:c="5"/>16 <text:s text:c="3"/>0.200000 <text:s/>0.000000</text:p>
      <text:p text:style-name="P1"/>
      <text:p text:style-name="P1">============= PiLib Variable =============</text:p>
      <text:p text:style-name="P1">hop.hop_mat(1)(:,:,5), @a-sp, hop_mat between site-1 and its 5-th neighbor</text:p>
      <text:p text:style-name="P1">ORDER= <text:s text:c="3"/>1, SIZE=[ <text:s text:c="3"/>9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7"/>1 <text:s text:c="5"/>11 <text:s text:c="2"/>-0.100000 <text:s/>0.000000</text:p>
      <text:p text:style-name="P1"><text:s text:c="7"/>2 <text:s text:c="5"/>13 <text:s text:c="2"/>-0.100000 <text:s/>0.000000</text:p>
      <text:p text:style-name="P1"><text:s text:c="7"/>4 <text:s text:c="5"/>12 <text:s text:c="3"/>0.173205 <text:s/>0.000000</text:p>
      <text:p text:style-name="P1"><text:s text:c="7"/>5 <text:s text:c="5"/>12 <text:s text:c="3"/>0.100000 <text:s/>0.000000</text:p>
      <text:p text:style-name="P1"><text:s text:c="7"/>6 <text:s text:c="5"/>14 <text:s text:c="2"/>-0.100000 <text:s/>0.000000</text:p>
      <text:p text:style-name="P1"><text:s text:c="7"/>7 <text:s text:c="5"/>16 <text:s text:c="2"/>-0.100000 <text:s/>0.000000</text:p>
      <text:p text:style-name="P1"><text:s text:c="7"/>9 <text:s text:c="5"/>15 <text:s text:c="3"/>0.173205 <text:s/>0.000000</text:p>
      <text:p text:style-name="P1"><text:s text:c="6"/>10 <text:s text:c="5"/>15 <text:s text:c="3"/>0.100000 <text:s/>0.000000</text:p>
      <text:p text:style-name="P1"/>
      <text:p text:style-name="P1">============= PiLib Variable =============</text:p>
      <text:p text:style-name="P1">hop.hop_mat(1)(:,:,6), @a-sp, hop_mat between site-1 and its 6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oft-page-break/><text:s text:c="6"/>16 <text:s text:c="5"/>16 <text:s text:c="3"/>0.000000 <text:s/>0.000000</text:p>
      <text:p text:style-name="P1"><text:s text:c="7"/>3 <text:s text:c="5"/>13 <text:s text:c="2"/>-0.100000 <text:s/>0.000000</text:p>
      <text:p text:style-name="P1"><text:s text:c="7"/>4 <text:s text:c="5"/>11 <text:s text:c="2"/>-0.173205 <text:s/>0.000000</text:p>
      <text:p text:style-name="P1"><text:s text:c="7"/>5 <text:s text:c="5"/>11 <text:s text:c="3"/>0.100000 <text:s/>0.000000</text:p>
      <text:p text:style-name="P1"><text:s text:c="7"/>8 <text:s text:c="5"/>16 <text:s text:c="2"/>-0.100000 <text:s/>0.000000</text:p>
      <text:p text:style-name="P1"><text:s text:c="7"/>9 <text:s text:c="5"/>14 <text:s text:c="2"/>-0.173205 <text:s/>0.000000</text:p>
      <text:p text:style-name="P1"><text:s text:c="6"/>10 <text:s text:c="5"/>14 <text:s text:c="3"/>0.100000 <text:s/>0.000000</text:p>
      <text:p text:style-name="P1"/>
      <text:p text:style-name="P1">============= PiLib Variable =============</text:p>
      <text:p text:style-name="P1">hop.hop_mat(2)(:,:,1), @a-sp, hop_mat between site-2 and its 1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6"/>11 <text:s text:c="6"/>4 <text:s text:c="2"/>-0.173205 <text:s/>0.000000</text:p>
      <text:p text:style-name="P1"><text:s text:c="6"/>11 <text:s text:c="6"/>5 <text:s text:c="3"/>0.100000 <text:s/>0.000000</text:p>
      <text:p text:style-name="P1"><text:s text:c="6"/>13 <text:s text:c="6"/>3 <text:s text:c="2"/>-0.100000 <text:s/>0.000000</text:p>
      <text:p text:style-name="P1"><text:s text:c="6"/>14 <text:s text:c="6"/>9 <text:s text:c="2"/>-0.173205 <text:s/>0.000000</text:p>
      <text:p text:style-name="P1"><text:s text:c="6"/>14 <text:s text:c="5"/>10 <text:s text:c="3"/>0.100000 <text:s/>0.000000</text:p>
      <text:p text:style-name="P1"><text:s text:c="6"/>16 <text:s text:c="6"/>8 <text:s text:c="2"/>-0.100000 <text:s/>0.000000</text:p>
      <text:p text:style-name="P1"/>
      <text:p text:style-name="P1">============= PiLib Variable =============</text:p>
      <text:p text:style-name="P1">hop.hop_mat(2)(:,:,2), @a-sp, hop_mat between site-2 and its 2-th neighbor</text:p>
      <text:p text:style-name="P1">ORDER= <text:s text:c="3"/>1, SIZE=[ <text:s text:c="3"/>9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6"/>11 <text:s text:c="6"/>1 <text:s text:c="2"/>-0.100000 <text:s/>0.000000</text:p>
      <text:p text:style-name="P1"><text:s text:c="6"/>12 <text:s text:c="6"/>4 <text:s text:c="3"/>0.173205 <text:s/>0.000000</text:p>
      <text:p text:style-name="P1"><text:s text:c="6"/>12 <text:s text:c="6"/>5 <text:s text:c="3"/>0.100000 <text:s/>0.000000</text:p>
      <text:p text:style-name="P1"><text:s text:c="6"/>13 <text:s text:c="6"/>2 <text:s text:c="2"/>-0.100000 <text:s/>0.000000</text:p>
      <text:p text:style-name="P1"><text:s text:c="6"/>14 <text:s text:c="6"/>6 <text:s text:c="2"/>-0.100000 <text:s/>0.000000</text:p>
      <text:p text:style-name="P1"><text:s text:c="6"/>15 <text:s text:c="6"/>9 <text:s text:c="3"/>0.173205 <text:s/>0.000000</text:p>
      <text:p text:style-name="P1"><text:s text:c="6"/>15 <text:s text:c="5"/>10 <text:s text:c="3"/>0.100000 <text:s/>0.000000</text:p>
      <text:p text:style-name="P1"><text:s text:c="6"/>16 <text:s text:c="6"/>7 <text:s text:c="2"/>-0.100000 <text:s/>0.000000</text:p>
      <text:p text:style-name="P1"/>
      <text:p text:style-name="P1">============= PiLib Variable =============</text:p>
      <text:p text:style-name="P1">hop.hop_mat(2)(:,:,3), @a-sp, hop_mat between site-2 and its 3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6"/>11 <text:s text:c="6"/>3 <text:s text:c="3"/>0.100000 <text:s/>0.000000</text:p>
      <text:p text:style-name="P1"><text:s text:c="6"/>12 <text:s text:c="6"/>2 <text:s text:c="3"/>0.100000 <text:s/>0.000000</text:p>
      <text:p text:style-name="P1"><text:s text:c="6"/>13 <text:s text:c="6"/>5 <text:s text:c="3"/>0.200000 <text:s/>0.000000</text:p>
      <text:p text:style-name="P1"><text:s text:c="6"/>14 <text:s text:c="6"/>8 <text:s text:c="3"/>0.100000 <text:s/>0.000000</text:p>
      <text:p text:style-name="P1"><text:s text:c="6"/>15 <text:s text:c="6"/>7 <text:s text:c="3"/>0.100000 <text:s/>0.000000</text:p>
      <text:p text:style-name="P1"><text:s text:c="6"/>16 <text:s text:c="5"/>10 <text:s text:c="3"/>0.200000 <text:s/>0.000000</text:p>
      <text:p text:style-name="P1"/>
      <text:p text:style-name="P1">============= PiLib Variable =============</text:p>
      <text:p text:style-name="P1">hop.hop_mat(2)(:,:,4), @a-sp, hop_mat between site-2 and its 4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><text:soft-page-break/></text:p>
      <text:p text:style-name="P1"><text:s text:c="6"/>16 <text:s text:c="5"/>16 <text:s text:c="3"/>0.000000 <text:s/>0.000000</text:p>
      <text:p text:style-name="P1"><text:s text:c="6"/>11 <text:s text:c="6"/>3 <text:s text:c="2"/>-0.100000 <text:s/>0.000000</text:p>
      <text:p text:style-name="P1"><text:s text:c="6"/>12 <text:s text:c="6"/>2 <text:s text:c="2"/>-0.100000 <text:s/>0.000000</text:p>
      <text:p text:style-name="P1"><text:s text:c="6"/>13 <text:s text:c="6"/>5 <text:s text:c="2"/>-0.200000 <text:s/>0.000000</text:p>
      <text:p text:style-name="P1"><text:s text:c="6"/>14 <text:s text:c="6"/>8 <text:s text:c="2"/>-0.100000 <text:s/>0.000000</text:p>
      <text:p text:style-name="P1"><text:s text:c="6"/>15 <text:s text:c="6"/>7 <text:s text:c="2"/>-0.100000 <text:s/>0.000000</text:p>
      <text:p text:style-name="P1"><text:s text:c="6"/>16 <text:s text:c="5"/>10 <text:s text:c="2"/>-0.200000 <text:s/>0.000000</text:p>
      <text:p text:style-name="P1"/>
      <text:p text:style-name="P1">============= PiLib Variable =============</text:p>
      <text:p text:style-name="P1">hop.hop_mat(2)(:,:,5), @a-sp, hop_mat between site-2 and its 5-th neighbor</text:p>
      <text:p text:style-name="P1">ORDER= <text:s text:c="3"/>1, SIZE=[ <text:s text:c="3"/>9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6"/>11 <text:s text:c="6"/>1 <text:s text:c="3"/>0.100000 <text:s/>0.000000</text:p>
      <text:p text:style-name="P1"><text:s text:c="6"/>12 <text:s text:c="6"/>4 <text:s text:c="2"/>-0.173205 <text:s/>0.000000</text:p>
      <text:p text:style-name="P1"><text:s text:c="6"/>12 <text:s text:c="6"/>5 <text:s text:c="2"/>-0.100000 <text:s/>0.000000</text:p>
      <text:p text:style-name="P1"><text:s text:c="6"/>13 <text:s text:c="6"/>2 <text:s text:c="3"/>0.100000 <text:s/>0.000000</text:p>
      <text:p text:style-name="P1"><text:s text:c="6"/>14 <text:s text:c="6"/>6 <text:s text:c="3"/>0.100000 <text:s/>0.000000</text:p>
      <text:p text:style-name="P1"><text:s text:c="6"/>15 <text:s text:c="6"/>9 <text:s text:c="2"/>-0.173205 <text:s/>0.000000</text:p>
      <text:p text:style-name="P1"><text:s text:c="6"/>15 <text:s text:c="5"/>10 <text:s text:c="2"/>-0.100000 <text:s/>0.000000</text:p>
      <text:p text:style-name="P1"><text:s text:c="6"/>16 <text:s text:c="6"/>7 <text:s text:c="3"/>0.100000 <text:s/>0.000000</text:p>
      <text:p text:style-name="P1"/>
      <text:p text:style-name="P1">============= PiLib Variable =============</text:p>
      <text:p text:style-name="P1">hop.hop_mat(2)(:,:,6), @a-sp, hop_mat between site-2 and its 6-th neighbor</text:p>
      <text:p text:style-name="P1">ORDER= <text:s text:c="3"/>1, SIZE=[ <text:s text:c="3"/>7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6"/>16 <text:s text:c="5"/>16 <text:s text:c="3"/>0.000000 <text:s/>0.000000</text:p>
      <text:p text:style-name="P1"><text:s text:c="6"/>11 <text:s text:c="6"/>4 <text:s text:c="3"/>0.173205 <text:s/>0.000000</text:p>
      <text:p text:style-name="P1"><text:s text:c="6"/>11 <text:s text:c="6"/>5 <text:s text:c="2"/>-0.100000 <text:s/>0.000000</text:p>
      <text:p text:style-name="P1"><text:s text:c="6"/>13 <text:s text:c="6"/>3 <text:s text:c="3"/>0.100000 <text:s/>0.000000</text:p>
      <text:p text:style-name="P1"><text:s text:c="6"/>14 <text:s text:c="6"/>9 <text:s text:c="3"/>0.173205 <text:s/>0.000000</text:p>
      <text:p text:style-name="P1"><text:s text:c="6"/>14 <text:s text:c="5"/>10 <text:s text:c="2"/>-0.100000 <text:s/>0.000000</text:p>
      <text:p text:style-name="P1"><text:s text:c="6"/>16 <text:s text:c="6"/>8 <text:s text:c="3"/>0.100000 <text:s/>0.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5:37:02.513000000</meta:creation-date>
    <dc:date>2014-10-03T19:21:01.187000000</dc:date>
    <meta:editing-duration>PT2H58M1S</meta:editing-duration>
    <meta:editing-cycles>6</meta:editing-cycles>
    <meta:generator>LibreOffice/4.1.5.3$Windows_x86 LibreOffice_project/1c1366bba2ba2b554cd2ca4d87c06da81c05d24</meta:generator>
    <meta:document-statistic meta:table-count="0" meta:image-count="0" meta:object-count="0" meta:page-count="5" meta:paragraph-count="216" meta:word-count="1141" meta:character-count="9175" meta:non-whitespace-character-count="5277"/>
  </office:meta>
</office:document-meta>
</file>